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152.25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12pt" style:use-optimal-row-height="true"/>
    </style:style>
    <style:style style:name="AROW-5" style:family="table-row">
      <style:table-row-properties style:row-height="13.24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 table:number-columns-repeated="2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1"/>
        <table:table-column table:default-cell-style-name="ACE-0" table:style-name="ACOL-6"/>
        <table:table-column table:default-cell-style-name="ACE-0" table:style-name="ACOL-1"/>
        <table:table-column table:default-cell-style-name="ACE-0" table:style-name="ACOL-7"/>
        <table:table-column table:default-cell-style-name="ACE-0" table:style-name="ACOL-1" table:number-columns-repeated="5"/>
        <table:table-column table:default-cell-style-name="ACE-0" table:style-name="ACOL-8"/>
        <table:table-column table:default-cell-style-name="ACE-0" table:style-name="ACOL-0" table:number-columns-repeated="234"/>
        <table:table-column table:style-name="ACOL-0" table:number-columns-repeated="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10R-1W_14-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8442">
            <text:p>28442</text:p>
          </table:table-cell>
          <table:table-cell table:style-name="ACE-2" office:value-type="float" office:value="111">
            <text:p>111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2.59">
            <text:p>−132.59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27R-1W_34-3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32461">
            <text:p>32461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2.05000000000001">
            <text:p>−132.05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2R-1W_90-9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4322">
            <text:p>34322</text:p>
          </table:table-cell>
          <table:table-cell table:style-name="ACE-0" office:value-type="float" office:value="196">
            <text:p>196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8.780000000000001">
            <text:p>−78.78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0.01">
            <text:p>1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149-15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32440">
            <text:p>32440</text:p>
          </table:table-cell>
          <table:table-cell table:style-name="ACE-2" office:value-type="float" office:value="520">
            <text:p>520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9.340000000000003">
            <text:p>−79.34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0.01">
            <text:p>1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2R-1W_124-1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4693">
            <text:p>34693</text:p>
          </table:table-cell>
          <table:table-cell table:style-name="ACE-0" office:value-type="float" office:value="577">
            <text:p>577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9.109999999999999">
            <text:p>−79.11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0.01">
            <text:p>1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8R-1W_30-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31563">
            <text:p>31563</text:p>
          </table:table-cell>
          <table:table-cell table:style-name="ACE-2" office:value-type="float" office:value="146">
            <text:p>146</text:p>
          </table:table-cell>
          <table:table-cell table:style-name="ACE-0" office:value-type="string">
            <text:p>Coral - Psammoc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4.170000000000002">
            <text:p>−94.17</text:p>
          </table:table-cell>
          <table:table-cell table:style-name="ACE-0" office:value-type="float" office:value="10.06">
            <text:p>10.06</text:p>
          </table:table-cell>
          <table:table-cell table:style-name="ACE-0" office:value-type="float" office:value="10.06">
            <text:p>10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149-15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30080">
            <text:p>30080</text:p>
          </table:table-cell>
          <table:table-cell table:style-name="ACE-2" office:value-type="float" office:value="100">
            <text:p>100</text:p>
          </table:table-cell>
          <table:table-cell table:style-name="ACE-0" office:value-type="string">
            <text:p>Coral - Acr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9.340000000000003">
            <text:p>−79.34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0.01">
            <text:p>1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31R-1W_10-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38070">
            <text:p>38070</text:p>
          </table:table-cell>
          <table:table-cell table:style-name="ACE-0" office:value-type="float" office:value="181">
            <text:p>181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6.53">
            <text:p>−136.53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5R-1W_68-6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34250">
            <text:p>34250</text:p>
          </table:table-cell>
          <table:table-cell table:style-name="ACE-2" office:value-type="float" office:value="150">
            <text:p>150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6.540000000000006">
            <text:p>−86.54</text:p>
          </table:table-cell>
          <table:table-cell table:style-name="ACE-0" office:value-type="float" office:value="10.26">
            <text:p>10.26</text:p>
          </table:table-cell>
          <table:table-cell table:style-name="ACE-0" office:value-type="float" office:value="10.26">
            <text:p>10.2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7R-1W_43-4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34682">
            <text:p>34682</text:p>
          </table:table-cell>
          <table:table-cell table:style-name="ACE-2" office:value-type="float" office:value="156">
            <text:p>156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64.5">
            <text:p>−64.5</text:p>
          </table:table-cell>
          <table:table-cell table:style-name="ACE-0" office:value-type="float" office:value="0.88">
            <text:p>0.88</text:p>
          </table:table-cell>
          <table:table-cell table:style-name="ACE-0" office:value-type="float" office:value="0.88">
            <text:p>0.8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4R-1W_73-7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9303">
            <text:p>39303</text:p>
          </table:table-cell>
          <table:table-cell table:style-name="ACE-0" office:value-type="float" office:value="361">
            <text:p>361</text:p>
          </table:table-cell>
          <table:table-cell table:style-name="ACE-0" office:value-type="string">
            <text:p>Coral - Porites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609999999999999">
            <text:p>−83.61</text:p>
          </table:table-cell>
          <table:table-cell table:style-name="ACE-0" office:value-type="float" office:value="10.130000000000001">
            <text:p>10.13</text:p>
          </table:table-cell>
          <table:table-cell table:style-name="ACE-0" office:value-type="float" office:value="10.130000000000001">
            <text:p>10.1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5R-1W_3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9924">
            <text:p>39924</text:p>
          </table:table-cell>
          <table:table-cell table:style-name="ACE-0" office:value-type="float" office:value="348">
            <text:p>348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5.900000000000006">
            <text:p>−85.9</text:p>
          </table:table-cell>
          <table:table-cell table:style-name="ACE-0" office:value-type="float" office:value="10.26">
            <text:p>10.26</text:p>
          </table:table-cell>
          <table:table-cell table:style-name="ACE-0" office:value-type="float" office:value="10.26">
            <text:p>10.2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5R-1W_60-6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41419">
            <text:p>41419</text:p>
          </table:table-cell>
          <table:table-cell table:style-name="ACE-0" office:value-type="float" office:value="705">
            <text:p>705</text:p>
          </table:table-cell>
          <table:table-cell table:style-name="ACE-0" office:value-type="string">
            <text:p>Coral - Merulinidae (Dipsastrea?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6.480000000000004">
            <text:p>−86.48</text:p>
          </table:table-cell>
          <table:table-cell table:style-name="ACE-0" office:value-type="float" office:value="10.26">
            <text:p>10.26</text:p>
          </table:table-cell>
          <table:table-cell table:style-name="ACE-0" office:value-type="float" office:value="10.26">
            <text:p>10.2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10R-1W_8-1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41180">
            <text:p>41180</text:p>
          </table:table-cell>
          <table:table-cell table:style-name="ACE-2" office:value-type="float" office:value="400">
            <text:p>40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0.649999999999999">
            <text:p>−60.65</text:p>
          </table:table-cell>
          <table:table-cell table:style-name="ACE-0" office:value-type="float" office:value="10.039999999999999">
            <text:p>10.04</text:p>
          </table:table-cell>
          <table:table-cell table:style-name="ACE-0" office:value-type="float" office:value="10.039999999999999">
            <text:p>10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8R-1W_90-9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49915">
            <text:p>49915</text:p>
          </table:table-cell>
          <table:table-cell table:style-name="ACE-0" office:value-type="float" office:value="319">
            <text:p>319</text:p>
          </table:table-cell>
          <table:table-cell table:style-name="ACE-0" office:value-type="string">
            <text:p>Coral - Dipsastrea pallida gr.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4.75">
            <text:p>−94.75</text:p>
          </table:table-cell>
          <table:table-cell table:style-name="ACE-0" office:value-type="float" office:value="10.06">
            <text:p>10.06</text:p>
          </table:table-cell>
          <table:table-cell table:style-name="ACE-0" office:value-type="float" office:value="10.06">
            <text:p>10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8R-1W_103-10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50200">
            <text:p>50200</text:p>
          </table:table-cell>
          <table:table-cell table:style-name="ACE-0" office:value-type="float" office:value="274">
            <text:p>274</text:p>
          </table:table-cell>
          <table:table-cell table:style-name="ACE-0" office:value-type="string">
            <text:p>Coral - Dipsastrea pallid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4.900000000000006">
            <text:p>−94.9</text:p>
          </table:table-cell>
          <table:table-cell table:style-name="ACE-0" office:value-type="float" office:value="10.06">
            <text:p>10.06</text:p>
          </table:table-cell>
          <table:table-cell table:style-name="ACE-0" office:value-type="float" office:value="10.06">
            <text:p>10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13R-CCW_4-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61929">
            <text:p>61929</text:p>
          </table:table-cell>
          <table:table-cell table:style-name="ACE-0" office:value-type="float" office:value="358">
            <text:p>358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6.42">
            <text:p>−116.42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13R-1W_43-4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63079">
            <text:p>63079</text:p>
          </table:table-cell>
          <table:table-cell table:style-name="ACE-0" office:value-type="float" office:value="365">
            <text:p>36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6.3">
            <text:p>−116.3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13R-2W_2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83300">
            <text:p>8330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Coral/bivalve - Coral/bivalv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6.36">
            <text:p>−116.36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8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1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9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16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16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9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1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9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60">
          <table:table-cell table:number-columns-repeated="256"/>
        </table:table-row>
        <table:table-row table:style-name="AROW-5">
          <table:table-cell table:number-columns-repeated="256"/>
        </table:table-row>
        <table:table-row table:style-name="AROW-0" table:number-rows-repeated="65020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2" gnm:cursor-row="16">
          <gnm:selection gnm:start-col="12" gnm:start-row="16" gnm:end-col="12" gnm:end-row="1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22T05:24:5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